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93cm" fo:margin-left="1.464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5.48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80808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Gilmore" fo:font-size="20pt" officeooo:rsid="00181734" officeooo:paragraph-rsid="00181734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Gilmore" fo:font-size="13pt" officeooo:rsid="001adb3e" officeooo:paragraph-rsid="001a5cce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Gilmore" fo:font-size="60pt" style:text-underline-style="solid" style:text-underline-width="auto" style:text-underline-color="font-color" officeooo:rsid="00181734" officeooo:paragraph-rsid="001a5cce" style:font-size-asian="60pt" style:font-size-complex="60pt"/>
    </style:style>
    <style:style style:name="P4" style:family="paragraph" style:parent-style-name="Standard">
      <style:paragraph-properties fo:text-align="start" style:justify-single-word="false"/>
      <style:text-properties fo:color="#808080" style:font-name="Gilmore" fo:font-size="13pt" officeooo:rsid="001adb3e" officeooo:paragraph-rsid="001a5cce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ilmore" fo:font-size="15pt" fo:font-style="normal" fo:text-shadow="none" style:text-underline-style="none" fo:font-weight="bold" officeooo:rsid="00181734" officeooo:paragraph-rsid="00181734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ilmore" fo:font-size="15pt" fo:font-style="normal" fo:text-shadow="none" style:text-underline-style="none" fo:font-weight="bold" officeooo:rsid="00181734" officeooo:paragraph-rsid="001d84c4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ilmore" fo:font-size="15pt" fo:font-style="normal" fo:text-shadow="none" style:text-underline-style="none" fo:font-weight="bold" officeooo:rsid="00181734" officeooo:paragraph-rsid="00181734" fo:background-color="transparent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1e504e" officeooo:paragraph-rsid="001e504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text-properties style:font-name="Gilmore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1cbda2"/>
    </style:style>
    <style:style style:name="T2" style:family="text">
      <style:text-properties officeooo:rsid="001bd103"/>
    </style:style>
    <style:style style:name="T3" style:family="text">
      <style:text-properties style:font-name="Gilmore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color="#000000" draw:fill="none" draw:fill-color="#ffffff" fo:min-height="5.9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text:anchor-type="paragraph" draw:z-index="0" draw:name="Shape1" draw:style-name="gr1" draw:text-style-name="P10" svg:width="6.088cm" svg:height="5.943cm" svg:x="9.753cm" svg:y="-0.099cm"><draw:text-box><text:p text:style-name="P9"><text:span text:style-name="T3">2020-05-21</text:span></text:p><text:p text:style-name="P9"><text:span text:style-name="T3">Today’s constraints: Easy.</text:span></text:p><text:p text:style-name="P9"><text:span text:style-name="T3"/></text:p><text:p text:style-name="P9"><text:span text:style-name="T3">All words to contain the letter p</text:span></text:p><text:p text:style-name="P9"><text:span text:style-name="T3"/></text:p><text:p text:style-name="P9"><text:span text:style-name="T3">90 seconds – Very Good</text:span></text:p><text:p text:style-name="P9"><text:span text:style-name="T3">120 seconds – not bad</text:span></text:p><text:p text:style-name="P9"><text:span text:style-name="T3">150 seconds – not great</text:span></text:p><text:p text:style-name="P9"><text:span text:style-name="T3">180 seconds – Huh?</text:span></text:p></draw:text-box></draw:frame>a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b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c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d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e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f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g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h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i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j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k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l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m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n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o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p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q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r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s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t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u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v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w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y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z</text:p>
          </table:table-cell>
          <table:table-cell table:style-name="Table1.B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Gilmore" fo:font-size="60pt" style:text-underline-style="solid" style:text-underline-width="auto" style:text-underline-color="font-color" officeooo:rsid="00181734" officeooo:paragraph-rsid="001a5cce" style:font-size-asian="60pt" style:font-size-complex="60pt"/>
    </style:style>
    <style:style style:name="MP2" style:family="paragraph" style:parent-style-name="Standard">
      <style:paragraph-properties fo:text-align="start" style:justify-single-word="false"/>
      <style:text-properties fo:color="#808080" style:font-name="Gilmore" fo:font-size="13pt" officeooo:rsid="001adb3e" officeooo:paragraph-rsid="001a5cce" style:font-size-asian="13pt" style:font-size-complex="13pt"/>
    </style:style>
    <style:style style:name="MP3" style:family="paragraph" style:parent-style-name="Standard">
      <style:paragraph-properties fo:text-align="start" style:justify-single-word="false"/>
      <style:text-properties style:font-name="Gilmore" fo:font-size="13pt" officeooo:rsid="001adb3e" officeooo:paragraph-rsid="001a5cce" style:font-size-asian="13pt" style:font-size-complex="13pt"/>
    </style:style>
    <style:style style:name="MT1" style:family="text">
      <style:text-properties officeooo:rsid="001cbda2"/>
    </style:style>
    <style:style style:name="MT2" style:family="text">
      <style:text-properties officeooo:rsid="001bd103"/>
    </style:style>
    <style:page-layout style:name="Mpm1">
      <style:page-layout-properties fo:page-width="21.001cm" fo:page-height="29.7cm" style:num-format="1" style:print-orientation="portrait" fo:margin-top="0.64cm" fo:margin-bottom="0.6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lueless</text:p>
      </style:header>
      <style:footer>
        <text:p text:style-name="MP2">________________________________________________________________________</text:p>
        <text:p text:style-name="MP3">1. <text:span text:style-name="MT1">only </text:span>En<text:span text:style-name="MT2">g</text:span>lish headwords from, <text:span text:style-name="MT2">say, </text:span>a college dictionary</text:p>
        <text:p text:style-name="MP3"><text:tab/>(approx 60,000 word dictionary)</text:p>
        <text:p text:style-name="MP3">2 no <text:span text:style-name="MT1">proper names, </text:span>plurals, hyphenated words, apostrophes</text:p>
        <text:p text:style-name="MP3">3. <text:span text:style-name="MT1">note the time allowed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10:37:55.960994368</meta:creation-date>
    <dc:date>2020-05-21T13:41:18.364417204</dc:date>
    <meta:editing-duration>PT20M42S</meta:editing-duration>
    <meta:editing-cycles>8</meta:editing-cycles>
    <meta:generator>LibreOffice/6.3.6.2$Linux_X86_64 LibreOffice_project/30$Build-2</meta:generator>
    <meta:document-statistic meta:table-count="1" meta:image-count="0" meta:object-count="0" meta:page-count="1" meta:paragraph-count="32" meta:word-count="54" meta:character-count="276" meta:non-whitespace-character-count="253"/>
  </office:meta>
</office:document-meta>
</file>